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0311in"/>
    </style:style>
    <style:style style:name="co2" style:family="table-column">
      <style:table-column-properties fo:break-before="auto" style:column-width="0.9189in"/>
    </style:style>
    <style:style style:name="co3" style:family="table-column">
      <style:table-column-properties fo:break-before="auto" style:column-width="0.8846in"/>
    </style:style>
    <style:style style:name="co4" style:family="table-column">
      <style:table-column-properties fo:break-before="auto" style:column-width="0.802in"/>
    </style:style>
    <style:style style:name="co5" style:family="table-column">
      <style:table-column-properties fo:break-before="auto" style:column-width="0.8118in"/>
    </style:style>
    <style:style style:name="co6" style:family="table-column">
      <style:table-column-properties fo:break-before="auto" style:column-width="1.2957in"/>
    </style:style>
    <style:style style:name="co7" style:family="table-column">
      <style:table-column-properties fo:break-before="auto" style:column-width="0.9484in"/>
    </style:style>
    <style:style style:name="co8" style:family="table-column">
      <style:table-column-properties fo:break-before="auto" style:column-width="0.9972in"/>
    </style:style>
    <style:style style:name="co9" style:family="table-column">
      <style:table-column-properties fo:break-before="auto" style:column-width="0.772in"/>
    </style:style>
    <style:style style:name="co10" style:family="table-column">
      <style:table-column-properties fo:break-before="auto" style:column-width="0.6453in"/>
    </style:style>
    <style:style style:name="co11" style:family="table-column">
      <style:table-column-properties fo:break-before="auto" style:column-width="0.6945in"/>
    </style:style>
    <style:style style:name="co12" style:family="table-column">
      <style:table-column-properties fo:break-before="auto" style:column-width="1.3102in"/>
    </style:style>
    <style:style style:name="co13" style:family="table-column">
      <style:table-column-properties fo:break-before="auto" style:column-width="2.3811in"/>
    </style:style>
    <style:style style:name="co14" style:family="table-column">
      <style:table-column-properties fo:break-before="auto" style:column-width="1.8091in"/>
    </style:style>
    <style:style style:name="co15" style:family="table-column">
      <style:table-column-properties fo:break-before="auto" style:column-width="1.8189in"/>
    </style:style>
    <style:style style:name="co16" style:family="table-column">
      <style:table-column-properties fo:break-before="auto" style:column-width="0.9291in"/>
    </style:style>
    <style:style style:name="co17" style:family="table-column">
      <style:table-column-properties fo:break-before="auto" style:column-width="0.939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2"/>
    <style:style style:name="ce1" style:family="table-cell" style:parent-style-name="Default" style:data-style-name="N129"/>
    <style:style style:name="ce2" style:family="table-cell" style:parent-style-name="Default" style:data-style-name="N134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arisons_3.0" table:style-name="ta1">
        <table:shapes>
          <draw:frame draw:z-index="0" draw:style-name="gr1" draw:text-style-name="P1" svg:width="8.2035in" svg:height="4.6142in" svg:x="0.0055in" svg:y="2.8472in">
            <draw:object draw:notify-on-update-of-ranges="'comparisons_3.0'.A2:'comparisons_3.0'.A6 'comparisons_3.0'.J1:'comparisons_3.0'.J1 'comparisons_3.0'.J2:'comparisons_3.0'.J6 'comparisons_3.0'.M1:'comparisons_3.0'.M1 'comparisons_3.0'.M2:'comparisons_3.0'.M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7" table:default-cell-style-name="ce3"/>
        <table:table-column table:style-name="co9" table:number-columns-repeated="3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2" table:default-cell-style-name="Default"/>
        <table:table-column table:style-name="co13" table:default-cell-style-name="ce2"/>
        <table:table-column table:style-name="co14" table:default-cell-style-name="ce1"/>
        <table:table-column table:style-name="co15" table:default-cell-style-name="ce1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nstances (N)</text:p>
          </table:table-cell>
          <table:table-cell office:value-type="string" calcext:value-type="string">
            <text:p>variables (D)</text:p>
          </table:table-cell>
          <table:table-cell office:value-type="string" calcext:value-type="string">
            <text:p>clusters (K)</text:p>
          </table:table-cell>
          <table:table-cell office:value-type="string" calcext:value-type="string">
            <text:p>N * D * K</text:p>
          </table:table-cell>
          <table:table-cell office:value-type="string" calcext:value-type="string">
            <text:p>speedup_test_runs</text:p>
          </table:table-cell>
          <table:table-cell table:style-name="Default" office:value-type="string" calcext:value-type="string">
            <text:p>avg_speedup</text:p>
          </table:table-cell>
          <table:table-cell table:style-name="Default" office:value-type="string" calcext:value-type="string">
            <text:p>slow_speedup</text:p>
          </table:table-cell>
          <table:table-cell table:style-name="Default" office:value-type="string" calcext:value-type="string">
            <text:p>fast_speedup</text:p>
          </table:table-cell>
          <table:table-cell table:style-name="Default" office:value-type="string" calcext:value-type="string">
            <text:p>avg_cpu</text:p>
          </table:table-cell>
          <table:table-cell table:style-name="Default" office:value-type="string" calcext:value-type="string">
            <text:p>slow_cpu</text:p>
          </table:table-cell>
          <table:table-cell table:style-name="Default" office:value-type="string" calcext:value-type="string">
            <text:p>fast_cpu</text:p>
          </table:table-cell>
          <table:table-cell table:style-name="Default" office:value-type="string" calcext:value-type="string">
            <text:p>avg_gpu</text:p>
          </table:table-cell>
          <table:table-cell table:style-name="Default" office:value-type="string" calcext:value-type="string">
            <text:p>slow_gpu</text:p>
          </table:table-cell>
          <table:table-cell table:style-name="Default" office:value-type="string" calcext:value-type="string">
            <text:p>fast_gpu</text:p>
          </table:table-cell>
          <table:table-cell office:value-type="string" calcext:value-type="string">
            <text:p>precision_test_runs</text:p>
          </table:table-cell>
          <table:table-cell table:style-name="Default" office:value-type="string" calcext:value-type="string">
            <text:p>avg_precision_percent_improvement</text:p>
          </table:table-cell>
          <table:table-cell table:style-name="Default" office:value-type="string" calcext:value-type="string">
            <text:p>avg_precision_percent_cpu</text:p>
          </table:table-cell>
          <table:table-cell table:style-name="Default" office:value-type="string" calcext:value-type="string">
            <text:p>avg_precision_percent_gpu</text:p>
          </table:table-cell>
          <table:table-cell table:style-name="Default" office:value-type="string" calcext:value-type="string">
            <text:p>avg_hits_cpu</text:p>
          </table:table-cell>
          <table:table-cell table:style-name="Default" office:value-type="string" calcext:value-type="string">
            <text:p>avg_hits_gpu</text:p>
          </table:table-cell>
        </table:table-row>
        <table:table-row table:style-name="ro1">
          <table:table-cell office:value-type="string" calcext:value-type="string">
            <text:p>01_Rice</text:p>
          </table:table-cell>
          <table:table-cell office:value-type="float" office:value="3810" calcext:value-type="float">
            <text:p>38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B2]*[.C2]*[.D2]" office:value-type="float" office:value="53340" calcext:value-type="float">
            <text:p>53340</text:p>
          </table:table-cell>
          <table:table-cell office:value-type="float" office:value="100" calcext:value-type="float">
            <text:p>100</text:p>
          </table:table-cell>
          <table:table-cell table:formula="of:=[.J2]/[.M2]" office:value-type="float" office:value="9.22205857113993" calcext:value-type="float">
            <text:p>9.22</text:p>
          </table:table-cell>
          <table:table-cell table:formula="of:=[.K2]/[.N2]" office:value-type="float" office:value="11.5693845979468" calcext:value-type="float">
            <text:p>11.57</text:p>
          </table:table-cell>
          <table:table-cell table:formula="of:=[.L2]/[.O2]" office:value-type="float" office:value="8.06535635859957" calcext:value-type="float">
            <text:p>8.07</text:p>
          </table:table-cell>
          <table:table-cell office:value-type="float" office:value="0.0799809779099451" calcext:value-type="float">
            <text:p>0.0800</text:p>
          </table:table-cell>
          <table:table-cell office:value-type="float" office:value="0.147977508000622" calcext:value-type="float">
            <text:p>0.1480</text:p>
          </table:table-cell>
          <table:table-cell office:value-type="float" office:value="0.0446672339967336" calcext:value-type="float">
            <text:p>0.0447</text:p>
          </table:table-cell>
          <table:table-cell office:value-type="float" office:value="0.00867279006015451" calcext:value-type="float">
            <text:p>0.0087</text:p>
          </table:table-cell>
          <table:table-cell office:value-type="float" office:value="0.0127904390028561" calcext:value-type="float">
            <text:p>0.0128</text:p>
          </table:table-cell>
          <table:table-cell office:value-type="float" office:value="0.00553816000319785" calcext:value-type="float">
            <text:p>0.0055</text:p>
          </table:table-cell>
          <table:table-cell office:value-type="float" office:value="100" calcext:value-type="float">
            <text:p>100</text:p>
          </table:table-cell>
          <table:table-cell table:formula="of:=([.S2]/[.R2])-1" office:value-type="float" office:value="0.00372180180180171" calcext:value-type="float">
            <text:p>+0.00372180</text:p>
          </table:table-cell>
          <table:table-cell table:formula="of:=([.T2]/[.B2])" office:value-type="float" office:value="0.910433070866142" calcext:value-type="float">
            <text:p>0.9104</text:p>
          </table:table-cell>
          <table:table-cell table:formula="of:=([.U2]/[.B2])" office:value-type="float" office:value="0.913821522309711" calcext:value-type="float">
            <text:p>0.9138</text:p>
          </table:table-cell>
          <table:table-cell office:value-type="float" office:value="3468.75" calcext:value-type="float">
            <text:p>3468.75</text:p>
          </table:table-cell>
          <table:table-cell office:value-type="float" office:value="3481.66" calcext:value-type="float">
            <text:p>3481.66</text:p>
          </table:table-cell>
        </table:table-row>
        <table:table-row table:style-name="ro1">
          <table:table-cell office:value-type="string" calcext:value-type="string">
            <text:p>02_HTRU2</text:p>
          </table:table-cell>
          <table:table-cell office:value-type="float" office:value="17898" calcext:value-type="float">
            <text:p>1789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3]*[.C3]*[.D3]" office:value-type="float" office:value="286368" calcext:value-type="float">
            <text:p>286368</text:p>
          </table:table-cell>
          <table:table-cell office:value-type="float" office:value="100" calcext:value-type="float">
            <text:p>100</text:p>
          </table:table-cell>
          <table:table-cell table:formula="of:=[.J3]/[.M3]" office:value-type="float" office:value="17.3535208668243" calcext:value-type="float">
            <text:p>17.35</text:p>
          </table:table-cell>
          <table:table-cell table:formula="of:=[.K3]/[.N3]" office:value-type="float" office:value="16.1431520377999" calcext:value-type="float">
            <text:p>16.14</text:p>
          </table:table-cell>
          <table:table-cell table:formula="of:=[.L3]/[.O3]" office:value-type="float" office:value="18.6247189557436" calcext:value-type="float">
            <text:p>18.62</text:p>
          </table:table-cell>
          <table:table-cell office:value-type="float" office:value="0.332669183819962" calcext:value-type="float">
            <text:p>0.3327</text:p>
          </table:table-cell>
          <table:table-cell office:value-type="float" office:value="0.541484809000394" calcext:value-type="float">
            <text:p>0.5415</text:p>
          </table:table-cell>
          <table:table-cell office:value-type="float" office:value="0.153451220001443" calcext:value-type="float">
            <text:p>0.1535</text:p>
          </table:table-cell>
          <table:table-cell office:value-type="float" office:value="0.0191701261301932" calcext:value-type="float">
            <text:p>0.0192</text:p>
          </table:table-cell>
          <table:table-cell office:value-type="float" office:value="0.0335426940000616" calcext:value-type="float">
            <text:p>0.0335</text:p>
          </table:table-cell>
          <table:table-cell office:value-type="float" office:value="0.00823911600309657" calcext:value-type="float">
            <text:p>0.0082</text:p>
          </table:table-cell>
          <table:table-cell office:value-type="float" office:value="100" calcext:value-type="float">
            <text:p>100</text:p>
          </table:table-cell>
          <table:table-cell table:formula="of:=([.S3]/[.R3])-1" office:value-type="float" office:value="0.000000608902149368262" calcext:value-type="float">
            <text:p>+0.00000061</text:p>
          </table:table-cell>
          <table:table-cell table:formula="of:=([.T3]/[.B3])" office:value-type="float" office:value="0.917588557380713" calcext:value-type="float">
            <text:p>0.9176</text:p>
          </table:table-cell>
          <table:table-cell table:formula="of:=([.U3]/[.B3])" office:value-type="float" office:value="0.917589116102358" calcext:value-type="float">
            <text:p>0.9176</text:p>
          </table:table-cell>
          <table:table-cell office:value-type="float" office:value="16423" calcext:value-type="float">
            <text:p>16423.00</text:p>
          </table:table-cell>
          <table:table-cell office:value-type="float" office:value="16423.01" calcext:value-type="float">
            <text:p>16423.01</text:p>
          </table:table-cell>
        </table:table-row>
        <table:table-row table:style-name="ro1">
          <table:table-cell office:value-type="string" calcext:value-type="string">
            <text:p>03_MiniBooNE</text:p>
          </table:table-cell>
          <table:table-cell office:value-type="float" office:value="129596" calcext:value-type="float">
            <text:p>12959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[.B4]*[.C4]*[.D4]" office:value-type="float" office:value="12959600" calcext:value-type="float">
            <text:p>12959600</text:p>
          </table:table-cell>
          <table:table-cell office:value-type="float" office:value="100" calcext:value-type="float">
            <text:p>100</text:p>
          </table:table-cell>
          <table:table-cell table:formula="of:=[.J4]/[.M4]" office:value-type="float" office:value="13.7404206007927" calcext:value-type="float">
            <text:p>13.74</text:p>
          </table:table-cell>
          <table:table-cell table:formula="of:=[.K4]/[.N4]" office:value-type="float" office:value="13.868309462447" calcext:value-type="float">
            <text:p>13.87</text:p>
          </table:table-cell>
          <table:table-cell table:formula="of:=[.L4]/[.O4]" office:value-type="float" office:value="13.7911144007401" calcext:value-type="float">
            <text:p>13.79</text:p>
          </table:table-cell>
          <table:table-cell office:value-type="float" office:value="9.60211397675957" calcext:value-type="float">
            <text:p>9.6021</text:p>
          </table:table-cell>
          <table:table-cell office:value-type="float" office:value="14.2536751809967" calcext:value-type="float">
            <text:p>14.2537</text:p>
          </table:table-cell>
          <table:table-cell office:value-type="float" office:value="5.41839364000043" calcext:value-type="float">
            <text:p>5.4184</text:p>
          </table:table-cell>
          <table:table-cell office:value-type="float" office:value="0.698822420050637" calcext:value-type="float">
            <text:p>0.6988</text:p>
          </table:table-cell>
          <table:table-cell office:value-type="float" office:value="1.02778750500147" calcext:value-type="float">
            <text:p>1.0278</text:p>
          </table:table-cell>
          <table:table-cell office:value-type="float" office:value="0.392890196002554" calcext:value-type="float">
            <text:p>0.3929</text:p>
          </table:table-cell>
          <table:table-cell office:value-type="float" office:value="50" calcext:value-type="float">
            <text:p>50</text:p>
          </table:table-cell>
          <table:table-cell table:formula="of:=([.S4]/[.R4])-1" office:value-type="float" office:value="0.000489672378194417" calcext:value-type="float">
            <text:p>+0.00048967</text:p>
          </table:table-cell>
          <table:table-cell table:formula="of:=([.T4]/[.B4])" office:value-type="float" office:value="0.508039908639156" calcext:value-type="float">
            <text:p>0.5080</text:p>
          </table:table-cell>
          <table:table-cell table:formula="of:=([.U4]/[.B4])" office:value-type="float" office:value="0.508288681749437" calcext:value-type="float">
            <text:p>0.5083</text:p>
          </table:table-cell>
          <table:table-cell office:value-type="float" office:value="65839.94" calcext:value-type="float">
            <text:p>65839.94</text:p>
          </table:table-cell>
          <table:table-cell office:value-type="float" office:value="65872.18" calcext:value-type="float">
            <text:p>65872.18</text:p>
          </table:table-cell>
        </table:table-row>
        <table:table-row table:style-name="ro1">
          <table:table-cell office:value-type="string" calcext:value-type="string">
            <text:p>04_WESAD</text:p>
          </table:table-cell>
          <table:table-cell office:value-type="float" office:value="4588552" calcext:value-type="float">
            <text:p>458855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B5]*[.C5]*[.D5]" office:value-type="float" office:value="110125248" calcext:value-type="float">
            <text:p>110125248</text:p>
          </table:table-cell>
          <table:table-cell office:value-type="float" office:value="20" calcext:value-type="float">
            <text:p>20</text:p>
          </table:table-cell>
          <table:table-cell table:formula="of:=[.J5]/[.M5]" office:value-type="float" office:value="42.4035206686597" calcext:value-type="float">
            <text:p>42.40</text:p>
          </table:table-cell>
          <table:table-cell table:formula="of:=[.K5]/[.N5]" office:value-type="float" office:value="37.3907460511989" calcext:value-type="float">
            <text:p>37.39</text:p>
          </table:table-cell>
          <table:table-cell table:formula="of:=[.L5]/[.O5]" office:value-type="float" office:value="50.6755914373947" calcext:value-type="float">
            <text:p>50.68</text:p>
          </table:table-cell>
          <table:table-cell office:value-type="float" office:value="141.79088416875" calcext:value-type="float">
            <text:p>141.7909</text:p>
          </table:table-cell>
          <table:table-cell office:value-type="float" office:value="245.561481022" calcext:value-type="float">
            <text:p>245.5615</text:p>
          </table:table-cell>
          <table:table-cell office:value-type="float" office:value="85.2694199960024" calcext:value-type="float">
            <text:p>85.2694</text:p>
          </table:table-cell>
          <table:table-cell office:value-type="float" office:value="3.34384697149799" calcext:value-type="float">
            <text:p>3.3438</text:p>
          </table:table-cell>
          <table:table-cell office:value-type="float" office:value="6.56743999399623" calcext:value-type="float">
            <text:p>6.5674</text:p>
          </table:table-cell>
          <table:table-cell office:value-type="float" office:value="1.68265268499817" calcext:value-type="float">
            <text:p>1.6827</text:p>
          </table:table-cell>
          <table:table-cell office:value-type="float" office:value="5" calcext:value-type="float">
            <text:p>5</text:p>
          </table:table-cell>
          <table:table-cell table:formula="of:=([.S5]/[.R5])-1" office:value-type="float" office:value="0.0229325726814769" calcext:value-type="float">
            <text:p>+0.02293257</text:p>
          </table:table-cell>
          <table:table-cell table:formula="of:=([.T5]/[.B5])" office:value-type="float" office:value="0.635576495591638" calcext:value-type="float">
            <text:p>0.6356</text:p>
          </table:table-cell>
          <table:table-cell table:formula="of:=([.U5]/[.B5])" office:value-type="float" office:value="0.650151899771431" calcext:value-type="float">
            <text:p>0.6502</text:p>
          </table:table-cell>
          <table:table-cell office:value-type="float" office:value="2916375.8" calcext:value-type="float">
            <text:p>2916375.80</text:p>
          </table:table-cell>
          <table:table-cell office:value-type="float" office:value="2983255.8" calcext:value-type="float">
            <text:p>2983255.80</text:p>
          </table:table-cell>
        </table:table-row>
        <table:table-row table:style-name="ro1">
          <table:table-cell office:value-type="string" calcext:value-type="string">
            <text:p>05_HHAR</text:p>
          </table:table-cell>
          <table:table-cell office:value-type="float" office:value="13932632" calcext:value-type="float">
            <text:p>1393263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B6]*[.C6]*[.D6]" office:value-type="float" office:value="292585272" calcext:value-type="float">
            <text:p>292585272</text:p>
          </table:table-cell>
          <table:table-cell office:value-type="float" office:value="10" calcext:value-type="float">
            <text:p>10</text:p>
          </table:table-cell>
          <table:table-cell table:formula="of:=[.J6]/[.M6]" office:value-type="float" office:value="40.6779587540094" calcext:value-type="float">
            <text:p>40.68</text:p>
          </table:table-cell>
          <table:table-cell table:formula="of:=[.K6]/[.N6]" office:value-type="float" office:value="39.1422044159792" calcext:value-type="float">
            <text:p>39.14</text:p>
          </table:table-cell>
          <table:table-cell table:formula="of:=[.L6]/[.O6]" office:value-type="float" office:value="46.9666401866791" calcext:value-type="float">
            <text:p>46.97</text:p>
          </table:table-cell>
          <table:table-cell office:value-type="float" office:value="1500.6155308113" calcext:value-type="float">
            <text:p>1500.6155</text:p>
          </table:table-cell>
          <table:table-cell office:value-type="float" office:value="1510.71542839501" calcext:value-type="float">
            <text:p>1510.7154</text:p>
          </table:table-cell>
          <table:table-cell office:value-type="float" office:value="1475.30980059299" calcext:value-type="float">
            <text:p>1475.3098</text:p>
          </table:table-cell>
          <table:table-cell office:value-type="float" office:value="36.8901384625991" calcext:value-type="float">
            <text:p>36.8901</text:p>
          </table:table-cell>
          <table:table-cell office:value-type="float" office:value="38.5955633039994" calcext:value-type="float">
            <text:p>38.5956</text:p>
          </table:table-cell>
          <table:table-cell office:value-type="float" office:value="31.4118658419902" calcext:value-type="float">
            <text:p>31.4119</text:p>
          </table:table-cell>
          <table:table-cell office:value-type="float" office:value="2" calcext:value-type="float">
            <text:p>2</text:p>
          </table:table-cell>
          <table:table-cell table:formula="of:=([.S6]/[.R6])-1" office:value-type="float" office:value="-0.0000248454196580816" calcext:value-type="float">
            <text:p>-0.00002485</text:p>
          </table:table-cell>
          <table:table-cell table:formula="of:=([.T6]/[.B6])" office:value-type="float" office:value="0.283104369655353" calcext:value-type="float">
            <text:p>0.2831</text:p>
          </table:table-cell>
          <table:table-cell table:formula="of:=([.U6]/[.B6])" office:value-type="float" office:value="0.283097335808482" calcext:value-type="float">
            <text:p>0.2831</text:p>
          </table:table-cell>
          <table:table-cell office:value-type="float" office:value="3944389" calcext:value-type="float">
            <text:p>3944389.00</text:p>
          </table:table-cell>
          <table:table-cell office:value-type="float" office:value="3944291" calcext:value-type="float">
            <text:p>3944291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P0" style:volatile="true">
      <number:number number:decimal-places="4" number:min-decimal-places="4" number:min-integer-digits="1"/>
    </number:number-style>
    <number:number-style style:name="N130">
      <style:text-properties fo:color="#ff0000"/>
      <number:text>-</number:text>
      <number:number number:decimal-places="4" number:min-decimal-places="4" number:min-integer-digits="1"/>
      <style:map style:condition="value()&gt;=0" style:apply-style-name="N130P0"/>
    </number:number-style>
    <number:number-style style:name="N132P0" style:volatile="true">
      <number:number number:decimal-places="8" number:min-decimal-places="8" number:min-integer-digits="1"/>
    </number:number-style>
    <number:number-style style:name="N132">
      <style:text-properties fo:color="#ff0000"/>
      <number:text>-</number:text>
      <number:number number:decimal-places="8" number:min-decimal-places="8" number:min-integer-digits="1"/>
      <style:map style:condition="value()&gt;=0" style:apply-style-name="N132P0"/>
    </number:number-style>
    <number:number-style style:name="N134P0" style:volatile="true">
      <number:text>+</number:text>
      <number:number number:decimal-places="8" number:min-decimal-places="8" number:min-integer-digits="1"/>
    </number:number-style>
    <number:number-style style:name="N134">
      <style:text-properties fo:color="#ff0000"/>
      <number:text>-</number:text>
      <number:number number:decimal-places="8" number:min-decimal-places="8" number:min-integer-digits="1"/>
      <style:map style:condition="value()&gt;=0" style:apply-style-name="N134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5">00/00/0000</text:date>, <text:time style:data-style-name="N2" text:time-value="21:27:52.8625874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5T21:23:44.826237478</dc:date>
    <meta:editing-duration>PT2H57M18S</meta:editing-duration>
    <meta:editing-cycles>26</meta:editing-cycles>
    <meta:generator>LibreOffice/24.2.2.2$Linux_X86_64 LibreOffice_project/420$Build-2</meta:generator>
    <meta:document-statistic meta:table-count="1" meta:cell-count="12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838cm" svg:height="11.721cm" xlink:href=".." xlink:type="simple" chart:class="chart:line" chart:style-name="ch1">
        <chart:legend chart:legend-position="end" svg:x="18.126cm" svg:y="5.302cm" style:legend-expansion="high" chart:style-name="ch2"/>
        <chart:plot-area chart:style-name="ch3" table:cell-range-address="'comparisons_3.0'.A2:'comparisons_3.0'.A6 'comparisons_3.0'.J1:'comparisons_3.0'.J6 'comparisons_3.0'.M1:'comparisons_3.0'.M6" chart:data-source-has-labels="both" svg:x="0.416cm" svg:y="0.234cm" svg:width="17.294cm" svg:height="11.253cm">
          <chart:coordinate-region svg:x="2.344cm" svg:y="0.438cm" svg:width="14.558cm" svg:height="10.392cm"/>
          <chart:axis chart:dimension="x" chart:name="primary-x" chart:style-name="ch4" chartooo:axis-type="auto">
            <chartooo:date-scale/>
            <chart:categories table:cell-range-address="'comparisons_3.0'.A2:'comparisons_3.0'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arisons_3.0'.J2:'comparisons_3.0'.J6" chart:label-cell-address="'comparisons_3.0'.J1:'comparisons_3.0'.J1" chart:class="chart:line">
            <chart:data-point chart:repeated="5"/>
          </chart:series>
          <chart:series chart:style-name="ch8" chart:values-cell-range-address="'comparisons_3.0'.M2:'comparisons_3.0'.M6" chart:label-cell-address="'comparisons_3.0'.M1:'comparisons_3.0'.M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cpu</text:p>
                <draw:g>
                  <svg:desc>'comparisons_3.0'.J1:'comparisons_3.0'.J1</svg:desc>
                </draw:g>
              </table:table-cell>
              <table:table-cell office:value-type="string">
                <text:p>avg_gpu</text:p>
                <draw:g>
                  <svg:desc>'comparisons_3.0'.M1:'comparisons_3.0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1_Rice</text:p>
                <draw:g>
                  <svg:desc>'comparisons_3.0'.A2:'comparisons_3.0'.A6</svg:desc>
                </draw:g>
              </table:table-cell>
              <table:table-cell office:value-type="float" office:value="0.0799809779099451">
                <text:p>0.0799809779099451</text:p>
                <draw:g>
                  <svg:desc>'comparisons_3.0'.J2:'comparisons_3.0'.J6</svg:desc>
                </draw:g>
              </table:table-cell>
              <table:table-cell office:value-type="float" office:value="0.00867279006015451">
                <text:p>0.00867279006015451</text:p>
                <draw:g>
                  <svg:desc>'comparisons_3.0'.M2:'comparisons_3.0'.M6</svg:desc>
                </draw:g>
              </table:table-cell>
            </table:table-row>
            <table:table-row>
              <table:table-cell office:value-type="string">
                <text:p>02_HTRU2</text:p>
              </table:table-cell>
              <table:table-cell office:value-type="float" office:value="0.332669183819962">
                <text:p>0.332669183819962</text:p>
              </table:table-cell>
              <table:table-cell office:value-type="float" office:value="0.0191701261301932">
                <text:p>0.0191701261301932</text:p>
              </table:table-cell>
            </table:table-row>
            <table:table-row>
              <table:table-cell office:value-type="string">
                <text:p>03_MiniBooNE</text:p>
              </table:table-cell>
              <table:table-cell office:value-type="float" office:value="9.60211397675957">
                <text:p>9.60211397675957</text:p>
              </table:table-cell>
              <table:table-cell office:value-type="float" office:value="0.698822420050637">
                <text:p>0.698822420050637</text:p>
              </table:table-cell>
            </table:table-row>
            <table:table-row>
              <table:table-cell office:value-type="string">
                <text:p>04_WESAD</text:p>
              </table:table-cell>
              <table:table-cell office:value-type="float" office:value="141.79088416875">
                <text:p>141.79088416875</text:p>
              </table:table-cell>
              <table:table-cell office:value-type="float" office:value="3.34384697149799">
                <text:p>3.34384697149799</text:p>
              </table:table-cell>
            </table:table-row>
            <table:table-row>
              <table:table-cell office:value-type="string">
                <text:p>05_HHAR</text:p>
              </table:table-cell>
              <table:table-cell office:value-type="float" office:value="1500.6155308113">
                <text:p>1500.6155308113</text:p>
              </table:table-cell>
              <table:table-cell office:value-type="float" office:value="36.8901384625991">
                <text:p>36.89013846259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